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Arial" fo:font-size="12pt" style:font-size-asian="12pt" style:font-size-complex="12pt"/>
    </style:style>
    <style:style style:name="P2" style:family="paragraph" style:parent-style-name="Heading_20_2">
      <style:text-properties style:font-name="Arial" fo:font-size="12pt" style:font-size-asian="12pt" style:font-size-complex="12pt"/>
    </style:style>
    <style:style style:name="P3" style:family="paragraph" style:parent-style-name="Heading_20_3">
      <style:text-properties style:font-name="Arial" fo:font-size="12pt" style:font-size-asian="12pt" style:font-size-complex="12pt"/>
    </style:style>
    <style:style style:name="P4" style:family="paragraph" style:parent-style-name="Text_20_body">
      <style:text-properties style:font-name="Arial" fo:font-size="12pt" style:font-size-asian="12pt" style:font-size-complex="12pt"/>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1">
      <style:paragraph-properties fo:margin-top="0in" fo:margin-bottom="0in" style:contextual-spacing="false"/>
      <style:text-properties style:font-name="Arial" fo:font-size="12pt" style:font-size-asian="12pt" style:font-size-complex="12pt"/>
    </style:style>
    <style:style style:name="P7" style:family="paragraph" style:parent-style-name="Text_20_body" style:list-style-name="L1">
      <style:text-properties style:font-name="Arial" fo:font-size="12pt" style:font-size-asian="12pt" style:font-size-complex="12pt"/>
    </style:style>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2"/>
    <style:style style:name="P10" style:family="paragraph" style:parent-style-name="Preformatted_20_Text">
      <style:paragraph-properties fo:margin-top="0in" fo:margin-bottom="0.1965in" style:contextual-spacing="false"/>
    </style:style>
    <style:style style:name="P11" style:family="paragraph" style:parent-style-name="Text_20_body" style:list-style-name="L3">
      <style:paragraph-properties fo:margin-top="0in" fo:margin-bottom="0in" style:contextual-spacing="false"/>
      <style:text-properties style:font-name="Arial" fo:font-size="12pt" style:font-size-asian="12pt" style:font-size-complex="12pt"/>
    </style:style>
    <style:style style:name="P12" style:family="paragraph" style:parent-style-name="Text_20_body" style:list-style-name="L3">
      <style:text-properties style:font-name="Arial" fo:font-size="12pt" style:font-size-asian="12pt" style:font-size-complex="12pt"/>
    </style:style>
    <style:style style:name="P13" style:family="paragraph" style:parent-style-name="Text_20_body" style:list-style-name="L4"/>
    <style:style style:name="P14" style:family="paragraph" style:parent-style-name="Text_20_body" style:list-style-name="L4">
      <style:paragraph-properties fo:margin-top="0in" fo:margin-bottom="0in" style:contextual-spacing="false"/>
      <style:text-properties style:font-name="Arial" fo:font-size="12pt" style:font-size-asian="12pt" style:font-size-complex="12pt"/>
    </style:style>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5"/>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6">
      <style:text-properties style:font-name="Arial" fo:font-size="12pt" style:font-size-asian="12pt" style:font-size-complex="12pt"/>
    </style:style>
    <style:style style:name="P19" style:family="paragraph" style:parent-style-name="Standard">
      <style:text-properties style:font-name="Arial" fo:font-size="12pt" style:font-size-asian="12pt" style:font-size-complex="12pt"/>
    </style:style>
    <style:style style:name="T1" style:family="text">
      <style:text-properties style:font-name="Arial" fo:font-size="12pt" style:font-size-asian="12pt" style:font-size-complex="12pt"/>
    </style:style>
    <style:style style:name="T2" style:family="text">
      <style:text-properties style:font-name="Arial" fo:font-size="12pt" fo:font-weight="bold" style:font-size-asian="12pt" style:font-weight-asian="bold" style:font-size-complex="12pt" style:font-weight-complex="bold"/>
    </style:style>
    <style:style style:name="T3" style:family="text">
      <style:text-properties officeooo:rsid="000a06e2"/>
    </style:style>
    <style:style style:name="T4" style:family="text">
      <style:text-properties style:font-name="Arial" fo:font-size="12pt" officeooo:rsid="000a06e2" style:font-size-asian="12pt" style:font-size-complex="12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port on Dinic's Algorithm for Maximum Flow</text:h>
      <text:h text:style-name="P2" text:outline-level="2">1. Introduction</text:h>
      <text:p text:style-name="Text_20_body"><text:span text:style-name="T1">The </text:span><text:span text:style-name="Strong_20_Emphasis"><text:span text:style-name="T1">Maximum Flow</text:span></text:span><text:span text:style-name="T1"> problem is a well-known problem in graph theory, where the goal is to find the largest possible flow from a source node to a sink node in a directed graph. The graph contains edges with capacities, which represent the maximum flow that can be pushed along each edge. One of the most efficient algorithms for solving this problem is </text:span><text:span text:style-name="Strong_20_Emphasis"><text:span text:style-name="T1">Dinic’s Algorithm</text:span></text:span><text:span text:style-name="T1">, which is particularly effective for large, sparse networks.</text:span></text:p>
      <text:p text:style-name="Text_20_body"><text:span text:style-name="T1">In this report, we present a </text:span><text:span text:style-name="Strong_20_Emphasis"><text:span text:style-name="T1">Dinic’s Algorithm</text:span></text:span><text:span text:style-name="T1"> implementation in Java, using a combination of </text:span><text:span text:style-name="Strong_20_Emphasis"><text:span text:style-name="T1">Breadth-First Search (BFS)</text:span></text:span><text:span text:style-name="T1"> and </text:span><text:span text:style-name="Strong_20_Emphasis"><text:span text:style-name="T1">Depth-First Search (DFS)</text:span></text:span><text:span text:style-name="T1"> to incrementally find and augment paths with available flow. The efficiency of the algorithm comes from its use of level graphs and blocking flows, allowing it to find augmenting paths faster than simpler algorithms like </text:span><text:span text:style-name="Strong_20_Emphasis"><text:span text:style-name="T1">Edmonds-Karp</text:span></text:span><text:span text:style-name="T1"> (a BFS-based implementation of Ford-Fulkerson).</text:span></text:p>
      <text:h text:style-name="P2" text:outline-level="2">2. Choice of Data Structure and Algorithm</text:h>
      <text:h text:style-name="P3" text:outline-level="3">2.1 Data Structure</text:h>
      <text:p text:style-name="P4">To efficiently implement Dinic’s Algorithm, the following data structures are used:</text:p>
      <text:list text:style-name="L1">
        <text:list-item>
          <text:p text:style-name="P5"><text:span text:style-name="Strong_20_Emphasis"><text:span text:style-name="T1">ArrayList for Vertices</text:span></text:span><text:span text:style-name="T1">: The vertices in the graph are represented using an </text:span><text:span text:style-name="Source_20_Text"><text:span text:style-name="T2">ArrayList&lt;Vertex&gt;</text:span></text:span><text:span text:style-name="T1">, where each </text:span><text:span text:style-name="Source_20_Text"><text:span text:style-name="T1">Vertex</text:span></text:span><text:span text:style-name="T1"> contains an </text:span><text:span text:style-name="Source_20_Text"><text:span text:style-name="T2">ArrayList&lt;Edge&gt;</text:span></text:span><text:span text:style-name="T1"> representing its outgoing edges. </text:span></text:p>
        </text:list-item>
        <text:list-item>
          <text:p text:style-name="P5"><text:span text:style-name="Strong_20_Emphasis"><text:span text:style-name="T1">Edge Class</text:span></text:span><text:span text:style-name="T1">: Each edge is represented by a custom </text:span><text:span text:style-name="Source_20_Text"><text:span text:style-name="T1">Edge</text:span></text:span><text:span text:style-name="T1"> class, which stores: </text:span></text:p>
          <text:list>
            <text:list-item>
              <text:p text:style-name="P5"><text:span text:style-name="T1">The target vertex (</text:span><text:span text:style-name="Source_20_Text"><text:span text:style-name="T1">to</text:span></text:span><text:span text:style-name="T1">), </text:span></text:p>
            </text:list-item>
            <text:list-item>
              <text:p text:style-name="P6">The edge capacity, </text:p>
            </text:list-item>
            <text:list-item>
              <text:p text:style-name="P6">The current flow, </text:p>
            </text:list-item>
            <text:list-item>
              <text:p text:style-name="P7">A reference to the reverse edge for efficient flow updates. </text:p>
            </text:list-item>
          </text:list>
        </text:list-item>
      </text:list>
      <text:p text:style-name="P4">This data structure allows us to store the graph's edges efficiently and easily access each edge’s capacity and flow during the BFS and DFS phases.</text:p>
      <text:h text:style-name="P3" text:outline-level="3">2.2 Algorithm: Dinic’s Algorithm</text:h>
      <text:p text:style-name="Text_20_body"><text:span text:style-name="Strong_20_Emphasis"><text:span text:style-name="T1">Dinic’s Algorithm</text:span></text:span><text:span text:style-name="T1"> uses the following approach:</text:span></text:p>
      <text:list text:style-name="L2">
        <text:list-item>
          <text:p text:style-name="P8"><text:span text:style-name="Strong_20_Emphasis"><text:span text:style-name="T1">BFS</text:span></text:span><text:span text:style-name="T1">: A breadth-first search is performed to build the </text:span><text:span text:style-name="Strong_20_Emphasis"><text:span text:style-name="T1">level graph</text:span></text:span><text:span text:style-name="T1">, where each vertex is assigned a level based on its distance from the source. If a vertex is unreachable from the source, it will not be assigned a level. </text:span></text:p>
        </text:list-item>
        <text:list-item>
          <text:p text:style-name="P8"><text:span text:style-name="Strong_20_Emphasis"><text:span text:style-name="T1">DFS</text:span></text:span><text:span text:style-name="T1">: A depth-first search is then used to find augmenting paths in the level graph. If an augmenting path is found, flow is pushed through it, and the edge flows are updated accordingly. </text:span></text:p>
        </text:list-item>
        <text:list-item>
          <text:p text:style-name="P9"><text:span text:style-name="Strong_20_Emphasis"><text:span text:style-name="T1">Repeat</text:span></text:span><text:span text:style-name="T1">: The BFS and DFS processes are repeated until no more augmenting paths can be found. </text:span></text:p>
        </text:list-item>
      </text:list>
      <text:p text:style-name="Text_20_body"><text:soft-page-break/><text:span text:style-name="T1">The algorithm has a time complexity of </text:span><text:span text:style-name="Strong_20_Emphasis"><text:span text:style-name="T1">O(V^2 E)</text:span></text:span><text:span text:style-name="T1"> in the worst case, where V is the number of vertices and E is the number of edges. However, in practice, it performs well for many real-world networks, especially for </text:span><text:span text:style-name="Strong_20_Emphasis"><text:span text:style-name="T1">sparse graphs</text:span></text:span><text:span text:style-name="T1">.</text:span></text:p>
      <text:h text:style-name="P2" text:outline-level="2">3. Example Run of the Algorithm</text:h>
      <text:h text:style-name="P3" text:outline-level="3">3.1 Example Graph</text:h>
      <text:p text:style-name="P4">Consider the following directed graph with 4 vertices and 5 edges:</text:p>
      <text:p text:style-name="Preformatted_20_Text"><text:span text:style-name="Source_20_Text"><text:span text:style-name="T1"><text:s text:c="4"/>(0) --6--&gt; (1)</text:span></text:span></text:p>
      <text:p text:style-name="Preformatted_20_Text"><text:span text:style-name="Source_20_Text"><text:span text:style-name="T1"><text:s text:c="5"/>| <text:s text:c="8"/>|</text:span></text:span></text:p>
      <text:p text:style-name="Preformatted_20_Text"><text:span text:style-name="Source_20_Text"><text:span text:style-name="T1"><text:s text:c="5"/>4 <text:s text:c="8"/>3</text:span></text:span></text:p>
      <text:p text:style-name="Preformatted_20_Text"><text:span text:style-name="Source_20_Text"><text:span text:style-name="T1"><text:s text:c="5"/>| <text:s text:c="8"/>|</text:span></text:span></text:p>
      <text:p text:style-name="P10"><text:span text:style-name="Source_20_Text"><text:span text:style-name="T1"><text:s text:c="4"/>(2) --5--&gt; (3)</text:span></text:span></text:p>
      <text:p text:style-name="P4">This graph has the following edges:</text:p>
      <text:list text:style-name="L3">
        <text:list-item>
          <text:p text:style-name="P11">0 → 1 with capacity 6 </text:p>
        </text:list-item>
        <text:list-item>
          <text:p text:style-name="P11">0 → 2 with capacity 4 </text:p>
        </text:list-item>
        <text:list-item>
          <text:p text:style-name="P11">1 → 2 with capacity 2 </text:p>
        </text:list-item>
        <text:list-item>
          <text:p text:style-name="P11">1 → 3 with capacity 3 </text:p>
        </text:list-item>
        <text:list-item>
          <text:p text:style-name="P12">2 → 3 with capacity 5 </text:p>
        </text:list-item>
      </text:list>
      <text:h text:style-name="P3" text:outline-level="3">3.2 Execution of the Algorithm</text:h>
      <text:p text:style-name="P4">Running the Dinic’s algorithm on this graph involves the following steps:</text:p>
      <text:list text:style-name="L4">
        <text:list-item>
          <text:p text:style-name="P13"><text:span text:style-name="Strong_20_Emphasis"><text:span text:style-name="T1">Initial BFS</text:span></text:span><text:span text:style-name="T1">: The level graph is constructed, with level assignments as follows:</text:span></text:p>
          <text:list>
            <text:list-item>
              <text:p text:style-name="P14">Level 0: {0} </text:p>
            </text:list-item>
            <text:list-item>
              <text:p text:style-name="P14">Level 1: {1, 2} </text:p>
            </text:list-item>
            <text:list-item>
              <text:p text:style-name="P14">Level 2: {3} </text:p>
            </text:list-item>
          </text:list>
        </text:list-item>
        <text:list-item>
          <text:p text:style-name="P13"><text:span text:style-name="Strong_20_Emphasis"><text:span text:style-name="T1">First DFS iteration</text:span></text:span><text:span text:style-name="T1">:</text:span></text:p>
          <text:list>
            <text:list-item>
              <text:p text:style-name="P14">Path: 0 → 1 → 3, pushing 3 units of flow. </text:p>
            </text:list-item>
            <text:list-item>
              <text:p text:style-name="P14">Path: 0 → 2 → 3, pushing 4 units of flow. </text:p>
            </text:list-item>
            <text:list-item>
              <text:p text:style-name="P14">Total flow pushed: 7 </text:p>
            </text:list-item>
          </text:list>
        </text:list-item>
        <text:list-item>
          <text:p text:style-name="P13"><text:span text:style-name="Strong_20_Emphasis"><text:span text:style-name="T1">Second BFS</text:span></text:span><text:span text:style-name="T1">: An additional augmenting path is found:</text:span></text:p>
          <text:list>
            <text:list-item>
              <text:p text:style-name="P14">Path: 0 → 1 → 2 → 3, pushing 1 unit of flow. </text:p>
            </text:list-item>
            <text:list-item>
              <text:p text:style-name="P14">Total max flow after this iteration: 8 </text:p>
            </text:list-item>
          </text:list>
        </text:list-item>
        <text:list-item>
          <text:p text:style-name="P13"><text:span text:style-name="Strong_20_Emphasis"><text:span text:style-name="T1">Max Flow Calculation</text:span></text:span><text:span text:style-name="T1">: The algorithm terminates, and the maximum flow from source (0) to sink (3) is </text:span><text:span text:style-name="Strong_20_Emphasis"><text:span text:style-name="T1">8</text:span></text:span><text:span text:style-name="T1">.</text:span></text:p>
        </text:list-item>
      </text:list>
      <text:h text:style-name="P3" text:outline-level="3">3.3 Residual Graph after Flow Augmentation:</text:h>
      <text:p text:style-name="P4">The final residual graph after pushing the flow looks like this:</text:p>
      <text:p text:style-name="Preformatted_20_Text"><text:span text:style-name="Source_20_Text"><text:span text:style-name="T1"><text:s text:c="4"/>(0) --2--&gt; (1)</text:span></text:span></text:p>
      <text:p text:style-name="Preformatted_20_Text"><text:span text:style-name="Source_20_Text"><text:span text:style-name="T1"><text:s text:c="5"/>| <text:s text:c="8"/>|</text:span></text:span></text:p>
      <text:p text:style-name="Preformatted_20_Text"><text:span text:style-name="Source_20_Text"><text:span text:style-name="T1"><text:s text:c="5"/>0 <text:s text:c="8"/>0</text:span></text:span></text:p>
      <text:p text:style-name="Preformatted_20_Text"><text:span text:style-name="Source_20_Text"><text:span text:style-name="T1"><text:s text:c="5"/>| <text:s text:c="8"/>|</text:span></text:span></text:p>
      <text:p text:style-name="P10"><text:soft-page-break/><text:span text:style-name="Source_20_Text"><text:span text:style-name="T1"><text:s text:c="4"/>(2) --1--&gt; (3)</text:span></text:span></text:p>
      <text:h text:style-name="P2" text:outline-level="2">4. Performance Analysis</text:h>
      <text:h text:style-name="P3" text:outline-level="3">4.<text:span text:style-name="T3">1</text:span> Theoretical Analysis</text:h>
      <text:p text:style-name="P4">Based on the structure of the algorithm, we analyze the time complexity:</text:p>
      <text:list text:style-name="L5">
        <text:list-item>
          <text:p text:style-name="P15"><text:span text:style-name="Strong_20_Emphasis"><text:span text:style-name="T1">BFS Complexity</text:span></text:span><text:span text:style-name="T1">: O(V+E) for each BFS call, as we traverse each node and edge once. </text:span></text:p>
        </text:list-item>
        <text:list-item>
          <text:p text:style-name="P15"><text:span text:style-name="Strong_20_Emphasis"><text:span text:style-name="T1">DFS Complexity</text:span></text:span><text:span text:style-name="T1">: O(E) for each DFS call, as we traverse each edge once while finding an augmenting path. </text:span></text:p>
        </text:list-item>
        <text:list-item>
          <text:p text:style-name="P16"><text:span text:style-name="Strong_20_Emphasis"><text:span text:style-name="T1">Total Complexity</text:span></text:span><text:span text:style-name="T1">: Since the outer loop (for finding augmenting paths) can run up to </text:span><text:span text:style-name="Strong_20_Emphasis"><text:span text:style-name="T1">O(V^2)</text:span></text:span><text:span text:style-name="T1"> times, the overall complexity is </text:span><text:span text:style-name="Strong_20_Emphasis"><text:span text:style-name="T1">O(V^2 E)</text:span></text:span><text:span text:style-name="T1"> in the worst case. </text:span></text:p>
        </text:list-item>
      </text:list>
      <text:p text:style-name="Text_20_body"><text:span text:style-name="T1">However, for graphs that are sparse or well-structured, Dinic's algorithm tends to perform significantly better in practice compared to simpler algorithms like </text:span><text:span text:style-name="Strong_20_Emphasis"><text:span text:style-name="T1">Edmonds-Karp</text:span></text:span><text:span text:style-name="T1">.</text:span></text:p>
      <text:h text:style-name="P3" text:outline-level="3">4.<text:span text:style-name="T3">2</text:span> Big-O Notation Classification</text:h>
      <text:list text:style-name="L6">
        <text:list-item>
          <text:p text:style-name="P17"><text:span text:style-name="T1">The overall time complexity of Dinic's algorithm is </text:span><text:span text:style-name="Strong_20_Emphasis"><text:span text:style-name="T1">O(V^2 E)</text:span></text:span><text:span text:style-name="T1"> in the worst case. </text:span></text:p>
        </text:list-item>
        <text:list-item>
          <text:p text:style-name="P18">For well-structured or sparse graphs, the algorithm performs faster, and in practice, it can often run in much less time than the worst-case bound suggests. </text:p>
        </text:list-item>
      </text:list>
      <text:h text:style-name="P2" text:outline-level="2">5. Conclusion</text:h>
      <text:p text:style-name="Text_20_body"><text:span text:style-name="T1">Dinic’s Algorithm is an efficient and widely used solution </text:span><text:span text:style-name="T4">for</text:span><text:span text:style-name="T1"> the </text:span><text:span text:style-name="Strong_20_Emphasis"><text:span text:style-name="T1">Maximum Flow</text:span></text:span><text:span text:style-name="T1"> problem. It combines the advantages of </text:span><text:span text:style-name="Strong_20_Emphasis"><text:span text:style-name="T1">level graphs</text:span></text:span><text:span text:style-name="T1"> and </text:span><text:span text:style-name="Strong_20_Emphasis"><text:span text:style-name="T1">blocking flows</text:span></text:span><text:span text:style-name="T1"> to efficiently compute maximum flow in large and sparse networks. The implementation presented here demonstrates its capability to handle reasonably sized graphs, with a time complexity of </text:span><text:span text:style-name="Strong_20_Emphasis"><text:span text:style-name="T1">O(V^2 E)</text:span></text:span><text:span text:style-name="T1"> in the worst case. However, the algorithm performs significantly faster on sparse graphs, making it a good choice for many real-world applications.</text:span></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9T12:33:24.078037062</meta:creation-date>
    <dc:date>2025-03-19T12:47:19.744191262</dc:date>
    <meta:editing-duration>PT3M37S</meta:editing-duration>
    <meta:editing-cycles>2</meta:editing-cycles>
    <meta:generator>LibreOffice/24.8.5.2$Linux_X86_64 LibreOffice_project/27b361b745d0ea8f99bc93dfcb7a39098dfa5fff</meta:generator>
    <meta:document-statistic meta:table-count="0" meta:image-count="0" meta:object-count="0" meta:page-count="3" meta:paragraph-count="67" meta:word-count="855" meta:character-count="4952" meta:non-whitespace-character-count="4082"/>
  </office:meta>
</office:document-meta>
</file>